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0000000606FFB371A.png" manifest:media-type="image/png"/>
  <manifest:file-entry manifest:full-path="Pictures/10001375000009EC000009EC5CB1D25D.svg" manifest:media-type="image/svg+xml"/>
  <manifest:file-entry manifest:full-path="Pictures/1000000100000ED500000906D5A03F23.png" manifest:media-type="image/png"/>
  <manifest:file-entry manifest:full-path="Pictures/1000000100000ED5000009061DBF7F18.png" manifest:media-type="image/png"/>
  <manifest:file-entry manifest:full-path="Pictures/1000000100000ED500000906417FF398.png" manifest:media-type="image/png"/>
  <manifest:file-entry manifest:full-path="Pictures/1000000100000ED50000090683AFDED7.png" manifest:media-type="image/png"/>
  <manifest:file-entry manifest:full-path="Pictures/10000001000003E8000001F48FB515C5.png" manifest:media-type="image/png"/>
  <manifest:file-entry manifest:full-path="Pictures/100011FE0000846500004240DE85688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465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4.01cm" svg:x="0.001cm" svg:y="0.87cm">
          <draw:image xlink:href="Pictures/100011FE0000846500004240DE85688F.svg" xlink:type="simple" xlink:show="embed" xlink:actuate="onLoad" draw:mime-type="image/svg+xml">
            <text:p/>
          </draw:image>
          <draw:image xlink:href="Pictures/10000001000003E8000001F48FB515C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5.887cm" svg:height="15.749cm" svg:x="1.057cm" svg:y="0cm">
          <draw:image xlink:href="Pictures/1000000100000ED50000090683AFDE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5.887cm" svg:height="15.749cm" svg:x="1.057cm" svg:y="0cm">
          <draw:image xlink:href="Pictures/1000000100000ED500000906417FF39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5.887cm" svg:height="15.749cm" svg:x="1.057cm" svg:y="0cm">
          <draw:image xlink:href="Pictures/1000000100000ED5000009061DBF7F1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5.887cm" svg:height="15.749cm" svg:x="1.057cm" svg:y="0cm">
          <draw:image xlink:href="Pictures/1000000100000ED500000906D5A03F2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0.5cm" svg:height="10.5cm" svg:x="1.5cm" svg:y="2.5cm">
          <draw:image xlink:href="Pictures/10001375000009EC000009EC5CB1D25D.svg" xlink:type="simple" xlink:show="embed" xlink:actuate="onLoad" draw:mime-type="image/svg+xml">
            <text:p/>
          </draw:image>
          <draw:image xlink:href="Pictures/1000000100000060000000606FFB371A.png" xlink:type="simple" xlink:show="embed" xlink:actuate="onLoad" draw:mime-type="image/png"/>
          <svg:title>Open Web Calenar Logo</svg:title>
        </draw:frame>
        <draw:frame draw:style-name="gr3" draw:text-style-name="P3" draw:layer="layout" svg:width="10.5cm" svg:height="9.715cm" svg:x="14.5cm" svg:y="4.285cm">
          <draw:text-box>
            <text:p><text:span text:style-name="T1">Privacy</text:span></text:p>
            <text:p/>
            <text:p><text:span text:style-name="T1">Flexibility</text:span></text:p>
            <text:p/>
            <text:p><text:span text:style-name="T1">Usability</text:span></text:p>
            <text:p/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27.999cm" svg:height="14.01cm" svg:x="0.001cm" svg:y="0.87cm">
          <draw:image xlink:href="Pictures/100011FE0000846500004240DE85688F.svg" xlink:type="simple" xlink:show="embed" xlink:actuate="onLoad" draw:mime-type="image/svg+xml">
            <text:p/>
          </draw:image>
          <draw:image xlink:href="Pictures/10000001000003E8000001F48FB515C5.png" xlink:type="simple" xlink:show="embed" xlink:actuate="onLoad" draw:mime-type="image/png"/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5:05:27.135612894</meta:creation-date>
    <meta:generator>LibreOffice/24.2.7.2$Linux_X86_64 LibreOffice_project/420$Build-2</meta:generator>
    <dc:date>2025-03-10T15:13:35.860500231</dc:date>
    <meta:editing-duration>PT8M8S</meta:editing-duration>
    <meta:editing-cycles>5</meta:editing-cycles>
    <meta:document-statistic meta:object-count="43"/>
  </office:meta>
</office:document-meta>
</file>